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9945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1.1189in" fo:break-before="auto" style:use-optimal-row-height="true"/>
    </style:style>
    <style:style style:name="ro8" style:family="table-row">
      <style:table-row-properties style:row-height="0.611in" fo:break-before="auto" style:use-optimal-row-height="true"/>
    </style:style>
    <style:style style:name="ro9" style:family="table-row">
      <style:table-row-properties style:row-height="0.8807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3">
          <table:table-cell table:number-columns-repeated="2" office:value-type="float" office:value="1" calcext:value-type="float">
            <text:p>1</text:p>
          </table:table-cell>
          <table:table-cell/>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5">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6">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office:value-type="float" office:value="140" calcext:value-type="float">
            <text:p>140</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4">
          <table:table-cell table:number-columns-repeated="2" office:value-type="float" office:value="1" calcext:value-type="float">
            <text:p>1</text:p>
          </table:table-cell>
          <table:table-cell/>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 =&gt; 1249?</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 =&gt; 对齐, 记录级数(10 ^ x) 以转换成415</text:p>
          </table:table-cell>
          <table:table-cell table:number-columns-repeated="1017"/>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7">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3"/>
          <table:table-cell office:value-type="float" office:value="708" calcext:value-type="float">
            <text:p>708</text:p>
          </table:table-cell>
          <table:table-cell table:number-columns-repeated="1020"/>
        </table:table-row>
        <table:table-row table:style-name="ro8">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3"/>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9">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3">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6">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8">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22T02:08:47.874734401</dc:date>
    <meta:editing-duration>P3DT23H29M31S</meta:editing-duration>
    <meta:editing-cycles>299</meta:editing-cycles>
    <meta:document-statistic meta:table-count="3" meta:cell-count="2250" meta:object-count="0"/>
  </office:meta>
</office:document-meta>
</file>